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3cm" draw:marker-end-width="0.23cm" draw:fill="solid" draw:fill-color="#18a303" draw:textarea-horizontal-align="justify" draw:textarea-vertical-align="middle" draw:auto-grow-height="false" fo:min-height="0cm" fo:min-width="8.26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26cm" fo:padding-top="0cm" fo:padding-bottom="-0.1cm" fo:padding-right="0.1cm"/>
    </style:style>
    <style:style style:name="gr3" style:family="graphic" style:parent-style-name="standard">
      <style:graphic-properties draw:stroke="none" svg:stroke-color="#000000" draw:fill="none" draw:fill-color="#ffffff" fo:min-height="0.07cm" fo:padding-top="0cm" fo:padding-bottom="0cm" fo:padding-right="0.1cm"/>
    </style:style>
    <style:style style:name="gr4" style:family="graphic" style:parent-style-name="standard">
      <style:graphic-properties draw:stroke="none" svg:stroke-color="#000000" draw:fill="none" draw:fill-color="#ffffff" fo:min-height="0.677cm" fo:padding-top="0cm" fo:padding-bottom="0cm" fo:padding-left="0cm" fo:padding-right="0cm"/>
    </style:style>
    <style:style style:name="gr5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8.707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681cm" fo:min-width="3.768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35cm" draw:marker-start-width="0.252cm" draw:marker-end="Arrow" draw:marker-end-width="0.16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275cm" fo:min-width="0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1.77cm"/>
    </style:style>
    <style:style style:name="gr22" style:family="graphic" style:parent-style-name="objectwithoutfill">
      <style:graphic-properties svg:stroke-width="0.035cm" draw:marker-start-width="0.252cm" draw:marker-end="" draw:marker-end-width="0.16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666666" draw:marker-start-width="0.23cm" draw:marker-end-width="0.23cm" draw:fill="solid" draw:fill-color="#00cc33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draw:marker-start-width="0.242cm" draw:marker-end="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35cm" svg:stroke-color="#666666" draw:marker-start-width="0.23cm" draw:marker-end-width="0.23cm" draw:fill="solid" draw:fill-color="#00cc00" draw:textarea-horizontal-align="justify" draw:textarea-vertical-align="middle" draw:auto-grow-height="false" fo:min-height="0.191cm" fo:min-width="0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35cm" draw:marker-start="Arrow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draw:marker-start="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3333" draw:marker-start-width="0.23cm" draw:marker-end-width="0.23cm" draw:fill="solid" draw:fill-color="#ff3300" draw:textarea-horizontal-align="justify" draw:textarea-vertical-align="middle" draw:auto-grow-height="false" fo:min-height="0cm" fo:min-width="1.285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1.768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9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1cm" fo:min-width="0cm" fo:padding-top="0.134cm" fo:padding-bottom="0.134cm" fo:padding-left="0.259cm" fo:padding-right="0.259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3cm" fo:min-width="0.106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09cm" fo:min-width="0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7cm" fo:min-width="0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666666" draw:marker-start-width="0.205cm" draw:marker-end-width="0.205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6cm" fo:padding-top="0.134cm" fo:padding-bottom="0.134cm" fo:padding-left="0.259cm" fo:padding-right="0.259cm"/>
    </style:style>
    <style:style style:name="gr41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9cm" fo:min-width="0cm" fo:padding-top="0.134cm" fo:padding-bottom="0.134cm" fo:padding-left="0.259cm" fo:padding-right="0.259cm"/>
    </style:style>
    <style:style style:name="gr42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4cm" fo:padding-top="0.134cm" fo:padding-bottom="0.134cm" fo:padding-left="0.259cm" fo:padding-right="0.259cm"/>
    </style:style>
    <style:style style:name="gr43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6cm" fo:min-width="0.105cm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.61cm" fo:min-width="3.349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3.143cm" fo:min-width="4.032cm" fo:padding-top="0.165cm" fo:padding-bottom="0.165cm" fo:padding-left="0.29cm" fo:padding-right="0.29cm"/>
    </style:style>
    <style:style style:name="gr48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3.048cm" fo:min-width="3.911cm" fo:padding-top="0.155cm" fo:padding-bottom="0.155cm" fo:padding-left="0.28cm" fo:padding-right="0.28cm"/>
    </style:style>
    <style:style style:name="gr49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2.896cm" fo:min-width="3.759cm" fo:padding-top="0.231cm" fo:padding-bottom="0.231cm" fo:padding-left="0.356cm" fo:padding-right="0.356cm"/>
    </style:style>
    <style:style style:name="gr50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cm" fo:min-width="3.79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width="0.05cm" svg:stroke-color="#666666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2.415cm" fo:min-width="2.866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draw:marker-start-width="0.242cm" draw:marker-end-width="0.24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54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111111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47cm" fo:min-width="0.635cm" fo:padding-top="0.142cm" fo:padding-bottom="0.142cm" fo:padding-left="0.267cm" fo:padding-right="0.267cm" fo:wrap-option="no-wrap"/>
    </style:style>
    <style:style style:name="gr59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467cm" fo:min-width="0.578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2.627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565cm" fo:min-width="0.064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583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draw:marker-start-width="0.217cm" draw:marker-end-width="0.217cm" draw:fill="none" draw:textarea-vertical-align="middle" fo:padding-top="0.143cm" fo:padding-bottom="0.143cm" fo:padding-left="0.268cm" fo:padding-right="0.268cm"/>
    </style:style>
    <style:style style:name="gr64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421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179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734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002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002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14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9cm" fo:min-width="0.583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7cm" fo:min-width="0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05cm" fo:min-width="3.036cm"/>
    </style:style>
    <style:style style:name="gr74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28cm" fo:min-width="0.215cm" fo:padding-top="0.165cm" fo:padding-bottom="0.165cm" fo:padding-left="0.29cm" fo:padding-right="0.29cm"/>
    </style:style>
    <style:style style:name="gr75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45cm" fo:min-width="0.585cm" fo:padding-top="0.165cm" fo:padding-bottom="0.165cm" fo:padding-left="0.29cm" fo:padding-right="0.29cm"/>
    </style:style>
    <style:style style:name="gr7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103cm" fo:min-width="1.027cm" fo:padding-top="0.165cm" fo:padding-bottom="0.165cm" fo:padding-left="0.29cm" fo:padding-right="0.29cm"/>
    </style:style>
    <style:style style:name="gr77" style:family="graphic" style:parent-style-name="standard">
      <style:graphic-properties svg:stroke-width="0.018cm" svg:stroke-color="#111111" draw:marker-start-width="0.106cm" draw:marker-end-width="0.106cm" draw:fill-color="#111111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fo:min-height="0.865cm"/>
    </style:style>
    <style:style style:name="gr79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552cm" fo:min-width="3.229cm" fo:padding-top="0.135cm" fo:padding-bottom="0.135cm" fo:padding-left="0.26cm" fo:padding-right="0.26cm"/>
    </style:style>
    <style:style style:name="gr80" style:family="graphic" style:parent-style-name="standard" style:list-style-name="L1">
      <style:graphic-properties draw:stroke-dash="Ultrafine_20_2_20_Dots_20_3_20_Dashes" svg:stroke-width="0.02cm" svg:stroke-color="#000000" draw:marker-start-width="0.275cm" draw:marker-end-width="0.275cm" draw:fill-color="#dc85e9" draw:textarea-horizontal-align="justify" draw:textarea-vertical-align="middle" draw:auto-grow-height="false" fo:min-height="0.396cm" fo:min-width="3.441cm" fo:padding-top="0.135cm" fo:padding-bottom="0.135cm" fo:padding-left="0.26cm" fo:padding-right="0.26cm"/>
    </style:style>
    <style:style style:name="gr81" style:family="graphic" style:parent-style-name="standard">
      <style:graphic-properties draw:stroke="none" svg:stroke-color="#000000" draw:fill="none" draw:fill-color="#ffffff" fo:min-height="0.444cm"/>
    </style:style>
    <style:style style:name="gr8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84" style:family="graphic" style:parent-style-name="standard">
      <style:graphic-properties svg:stroke-width="0.018cm" svg:stroke-color="#666666" draw:marker-start-width="0.227cm" draw:marker-end-width="0.227cm" draw:fill-color="#cccccc" draw:textarea-horizontal-align="justify" draw:textarea-vertical-align="middle" draw:auto-grow-height="false" fo:min-height="0.029cm" fo:min-width="0cm" fo:padding-top="0.134cm" fo:padding-bottom="0.134cm" fo:padding-left="0.259cm" fo:padding-right="0.259cm"/>
    </style:style>
    <style:style style:name="gr85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6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4cm" fo:padding-top="0.134cm" fo:padding-bottom="0.134cm" fo:padding-left="0.259cm" fo:padding-right="0.259cm"/>
    </style:style>
    <style:style style:name="gr87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5cm" fo:padding-top="0.134cm" fo:padding-bottom="0.134cm" fo:padding-left="0.259cm" fo:padding-right="0.259cm"/>
    </style:style>
    <style:style style:name="gr88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9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865cm" fo:padding-top="0.135cm" fo:padding-bottom="0.135cm" fo:padding-left="0.16cm" fo:padding-right="0.1cm"/>
    </style:style>
    <style:style style:name="gr90" style:family="graphic" style:parent-style-name="standard">
      <style:graphic-properties draw:stroke="none" svg:stroke-color="#000000" draw:fill="none" draw:fill-color="#ffffff" fo:min-height="0.433cm"/>
    </style:style>
    <style:style style:name="gr91" style:family="graphic" style:parent-style-name="standard">
      <style:graphic-properties svg:stroke-width="0.035cm" svg:stroke-color="#666666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706cm" fo:padding-top="0.142cm" fo:padding-bottom="0.142cm" fo:padding-left="0.267cm" fo:padding-right="0.267cm"/>
    </style:style>
    <style:style style:name="gr93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4" style:family="graphic" style:parent-style-name="standard">
      <style:graphic-properties draw:stroke="dash" draw:stroke-dash="Fine_20_Dashed" svg:stroke-width="0.02cm" svg:stroke-color="#000000" draw:marker-start-width="0.275cm" draw:marker-end-width="0.275cm" draw:fill-color="#cfe7f5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95" style:family="graphic" style:parent-style-name="standard">
      <style:graphic-properties draw:stroke="solid" draw:stroke-dash="Ultrafine_20_2_20_Dots_20_3_20_Dashes" svg:stroke-width="0.02cm" svg:stroke-color="#000000" draw:marker-start-width="0.275cm" draw:marker-end-width="0.275cm" draw:fill-color="#ffffcc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96" style:family="graphic" style:parent-style-name="standard">
      <style:graphic-properties draw:stroke="none" svg:stroke-color="#000000" draw:fill="none" draw:fill-color="#ffffff" fo:min-height="1.297cm" fo:padding-right="0.1cm"/>
    </style:style>
    <style:style style:name="gr97" style:family="graphic" style:parent-style-name="standard">
      <style:graphic-properties draw:stroke="none" svg:stroke-color="#000000" draw:fill="none" draw:fill-color="#ffffff" fo:min-height="1.297cm"/>
    </style:style>
    <style:style style:name="gr98" style:family="graphic" style:parent-style-name="objectwithoutfill">
      <style:graphic-properties svg:stroke-width="0.08cm" svg:stroke-color="#000000" draw:marker-start-width="0.387cm" draw:marker-end="" draw:marker-end-width="0.297cm" draw:fill="none" draw:textarea-vertical-align="middle" fo:padding-top="0.164cm" fo:padding-bottom="0.164cm" fo:padding-left="0.289cm" fo:padding-right="0.289cm"/>
    </style:style>
    <style:style style:name="gr99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352cm" fo:min-width="0.633cm" fo:padding-top="0.142cm" fo:padding-bottom="0.142cm" fo:padding-left="0.267cm" fo:padding-right="0.267cm"/>
    </style:style>
    <style:style style:name="gr100" style:family="graphic" style:parent-style-name="objectwithoutfill">
      <style:graphic-properties svg:stroke-width="0.05cm" svg:stroke-color="#000000" draw:marker-start-width="0.303cm" draw:marker-end-width="0.303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svg:stroke-width="0.035cm" svg:stroke-color="#666666" draw:marker-start-width="0.23cm" draw:marker-end-width="0.23cm" draw:fill="solid" draw:fill-color="#666666" draw:textarea-horizontal-align="justify" draw:textarea-vertical-align="middle" draw:auto-grow-height="false" fo:min-height="0cm" fo:min-width="0.879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5cm"/>
    </style:style>
    <style:style style:name="gr103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452cm"/>
    </style:style>
    <style:style style:name="gr105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004cm"/>
    </style:style>
    <style:style style:name="gr10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92cm" fo:min-width="0.261cm" fo:padding-top="0.165cm" fo:padding-bottom="0.165cm" fo:padding-left="0.29cm" fo:padding-right="0.29cm"/>
    </style:style>
    <style:style style:name="gr107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744cm" fo:min-width="0.655cm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248cm" fo:min-width="1.121cm" fo:padding-top="0.165cm" fo:padding-bottom="0.165cm" fo:padding-left="0.29cm" fo:padding-right="0.29cm"/>
    </style:style>
    <style:style style:name="gr109" style:family="graphic" style:parent-style-name="standard">
      <style:graphic-properties svg:stroke-width="0.035cm" svg:stroke-color="#cccccc" draw:marker-start-width="0.253cm" draw:marker-end-width="0.253cm" draw:fill="none" draw:fill-color="#cfe7f5" draw:textarea-horizontal-align="justify" draw:textarea-vertical-align="middle" draw:auto-grow-height="false" fo:min-height="2.098cm" fo:min-width="0.728cm" fo:padding-top="0.143cm" fo:padding-bottom="0.143cm" fo:padding-left="0.268cm" fo:padding-right="0.268cm"/>
    </style:style>
    <style:style style:name="gr110" style:family="graphic" style:parent-style-name="objectwithoutfill">
      <style:graphic-properties svg:stroke-width="0.282cm" svg:stroke-color="#b2b2b2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111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72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93cm" fo:min-width="0.238cm" fo:padding-top="0.142cm" fo:padding-bottom="0.142cm" fo:padding-left="0.267cm" fo:padding-right="0.267cm" fo:wrap-option="no-wrap"/>
    </style:style>
    <style:style style:name="gr113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91cm" fo:min-width="0.204cm" fo:padding-top="0.142cm" fo:padding-bottom="0.142cm" fo:padding-left="0.267cm" fo:padding-right="0.267cm"/>
    </style:style>
    <style:style style:name="gr114" style:family="graphic" style:parent-style-name="standard">
      <style:graphic-properties svg:stroke-width="0.106cm" svg:stroke-color="#cccccc" draw:marker-start-width="0.359cm" draw:marker-end-width="0.359cm" draw:fill="solid" draw:fill-color="#ffffff" draw:textarea-horizontal-align="justify" draw:textarea-vertical-align="middle" draw:auto-grow-height="false" fo:min-height="1.952cm" fo:min-width="0.622cm" fo:padding-top="0.178cm" fo:padding-bottom="0.178cm" fo:padding-left="0.303cm" fo:padding-right="0.303cm"/>
    </style:style>
    <style:style style:name="gr115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cm" fo:min-width="0.598cm" fo:padding-top="0.143cm" fo:padding-bottom="0.143cm" fo:padding-left="0.268cm" fo:padding-right="0.268cm"/>
    </style:style>
    <style:style style:name="gr116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133cm" fo:min-width="0.238cm" fo:padding-top="0.143cm" fo:padding-bottom="0.143cm" fo:padding-left="0.268cm" fo:padding-right="0.268cm"/>
    </style:style>
    <style:style style:name="gr11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93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57cm" fo:min-width="0.214cm" fo:padding-top="0.142cm" fo:padding-bottom="0.142cm" fo:padding-left="0.267cm" fo:padding-right="0.267cm" fo:wrap-option="no-wrap"/>
    </style:style>
    <style:style style:name="gr119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52cm" fo:min-width="0.241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.238cm" fo:padding-top="0.143cm" fo:padding-bottom="0.143cm" fo:padding-left="0.268cm" fo:padding-right="0.268cm"/>
    </style:style>
    <style:style style:name="gr121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cm" fo:padding-top="0.143cm" fo:padding-bottom="0.143cm" fo:padding-left="0.268cm" fo:padding-right="0.268cm"/>
    </style:style>
    <style:style style:name="gr122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1.024cm" fo:min-width="0cm" fo:padding-top="0.143cm" fo:padding-bottom="0.143cm" fo:padding-left="0.268cm" fo:padding-right="0.268cm"/>
    </style:style>
    <style:style style:name="gr123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34cm" fo:min-width="0.234cm" fo:padding-top="0.143cm" fo:padding-bottom="0.143cm" fo:padding-left="0.268cm" fo:padding-right="0.268cm"/>
    </style:style>
    <style:style style:name="gr124" style:family="graphic" style:parent-style-name="standard">
      <style:graphic-properties draw:stroke="none" draw:fill-color="#cccccc" draw:textarea-horizontal-align="justify" draw:textarea-vertical-align="middle" draw:auto-grow-height="false" fo:min-height="0.72cm" fo:min-width="0cm"/>
    </style:style>
    <style:style style:name="gr125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16cm" fo:min-width="0.207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3cm" fo:min-width="0.575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055cm" fo:min-width="1.003cm" fo:padding-top="0.165cm" fo:padding-bottom="0.165cm" fo:padding-left="0.29cm" fo:padding-right="0.29cm"/>
    </style:style>
    <style:style style:name="gr128" style:family="graphic" style:parent-style-name="standard">
      <style:graphic-properties draw:stroke="none" svg:stroke-width="0.035cm" svg:stroke-color="#333333" draw:marker-start-width="0.253cm" draw:marker-end-width="0.253cm" draw:fill-color="#cccccc" draw:textarea-horizontal-align="justify" draw:textarea-vertical-align="middle" draw:auto-grow-height="false" fo:min-height="0cm" fo:min-width="0.764cm" fo:padding-top="0.143cm" fo:padding-bottom="0.143cm" fo:padding-left="0.268cm" fo:padding-right="0.268cm"/>
    </style:style>
    <style:style style:name="gr129" style:family="graphic" style:parent-style-name="standard">
      <style:graphic-properties draw:stroke="solid" draw:stroke-dash="Ultrafine_20_2_20_Dots_20_3_20_Dashes" svg:stroke-width="0.02cm" svg:stroke-color="#000000" draw:marker-start-width="0.275cm" draw:marker-end-width="0.275cm" draw:fill="solid" draw:fill-color="#dc85e9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130" style:family="graphic" style:parent-style-name="standard">
      <style:graphic-properties draw:stroke="none" svg:stroke-color="#000000" draw:fill="none" draw:fill-color="#ffffff" fo:min-height="0.344cm" fo:padding-top="0.1cm" fo:padding-bottom="0.1cm" fo:padding-right="0.1cm"/>
    </style:style>
    <style:style style:name="gr131" style:family="graphic" style:parent-style-name="standard">
      <style:graphic-properties draw:stroke="none" svg:stroke-color="#000000" draw:fill="none" draw:fill-color="#ffffff" fo:min-height="0cm"/>
    </style:style>
    <style:style style:name="gr132" style:family="graphic" style:parent-style-name="standard">
      <style:graphic-properties draw:stroke="dash" draw:stroke-dash="Fine_20_Dashed"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706cm" fo:padding-top="0.142cm" fo:padding-bottom="0.142cm" fo:padding-left="0.267cm" fo:padding-right="0.267cm"/>
    </style:style>
    <style:style style:name="gr133" style:family="graphic" style:parent-style-name="standard">
      <style:graphic-properties draw:stroke="dash" draw:stroke-dash="Fine_20_Dashed"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34" style:family="graphic" style:parent-style-name="standard">
      <style:graphic-properties draw:stroke="dash" draw:stroke-dash="Fine_20_Dashed" svg:stroke-width="0.035cm" svg:stroke-color="#666666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37" style:family="graphic" style:parent-style-name="standard">
      <style:graphic-properties draw:stroke="none" svg:stroke-color="#000000" draw:fill="none" draw:fill-color="#ffffff" fo:min-height="3.693cm" fo:padding-top="0cm" fo:padding-bottom="0cm" fo:padding-left="0cm" fo:padding-right="0cm"/>
    </style:style>
    <style:style style:name="gr138" style:family="graphic" style:parent-style-name="objectwithoutfill">
      <style:graphic-properties svg:stroke-width="0.053cm" draw:marker-start="" draw:marker-start-width="0.187cm" draw:marker-end="" draw:marker-end-width="0.187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059cm" fo:padding-top="0.142cm" fo:padding-bottom="0.142cm" fo:padding-left="0.267cm" fo:padding-right="0.267cm"/>
    </style:style>
    <style:style style:name="gr140" style:family="graphic" style:parent-style-name="standard">
      <style:graphic-properties draw:fill="solid" draw:fill-color="#ff0000" draw:textarea-horizontal-align="justify" draw:textarea-vertical-align="middle" draw:auto-grow-height="false" fo:min-height="1.919cm" fo:min-width="3.183cm"/>
    </style:style>
    <style:style style:name="gr141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1.201cm" fo:min-width="1.721cm" fo:padding-top="0.165cm" fo:padding-bottom="0.165cm" fo:padding-left="0.29cm" fo:padding-right="0.29cm"/>
    </style:style>
    <style:style style:name="gr142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1.169cm" fo:min-width="1.662cm" fo:padding-top="0.155cm" fo:padding-bottom="0.155cm" fo:padding-left="0.28cm" fo:padding-right="0.28cm"/>
    </style:style>
    <style:style style:name="gr143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1.017cm" fo:min-width="1.51cm" fo:padding-top="0.231cm" fo:padding-bottom="0.231cm" fo:padding-left="0.356cm" fo:padding-right="0.356cm"/>
    </style:style>
    <style:style style:name="gr144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1.182cm" fo:min-width="1.696cm" fo:padding-top="0.165cm" fo:padding-bottom="0.165cm" fo:padding-left="0.29cm" fo:padding-right="0.29cm"/>
    </style:style>
    <style:style style:name="gr145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1.151cm" fo:min-width="1.637cm" fo:padding-top="0.155cm" fo:padding-bottom="0.155cm" fo:padding-left="0.28cm" fo:padding-right="0.28cm"/>
    </style:style>
    <style:style style:name="gr146" style:family="graphic" style:parent-style-name="standard">
      <style:graphic-properties svg:stroke-width="0.12cm" svg:stroke-color="#333333" draw:marker-start-width="0.242cm" draw:marker-end-width="0.242cm" draw:fill="solid" draw:fill-color="#cfe7f5" draw:textarea-horizontal-align="justify" draw:textarea-vertical-align="middle" draw:auto-grow-height="false" fo:min-height="1.091cm" fo:min-width="1.577cm" fo:padding-top="0.185cm" fo:padding-bottom="0.185cm" fo:padding-left="0.31cm" fo:padding-right="0.31cm"/>
    </style:style>
    <style:style style:name="gr147" style:family="graphic" style:parent-style-name="standard">
      <style:graphic-properties svg:stroke-width="0.07cm" svg:stroke-color="#3d3d3d" draw:marker-start-width="0.415cm" draw:marker-end-width="0.415cm" draw:fill="solid" draw:fill-color="#b2b2b2" draw:textarea-horizontal-align="justify" draw:textarea-vertical-align="middle" draw:auto-grow-height="false" fo:min-height="0.055cm" fo:min-width="0cm" fo:padding-top="0.16cm" fo:padding-bottom="0.16cm" fo:padding-left="0.285cm" fo:padding-right="0.285cm"/>
    </style:style>
    <style:style style:name="gr148" style:family="graphic" style:parent-style-name="standard">
      <style:graphic-properties svg:stroke-width="0.07cm" svg:stroke-color="#3d3d3d" draw:marker-start-width="0.415cm" draw:marker-end-width="0.415cm" draw:fill="solid" draw:fill-color="#b2b2b2" draw:textarea-horizontal-align="justify" draw:textarea-vertical-align="middle" draw:auto-grow-height="false" fo:min-height="0.056cm" fo:min-width="0cm" fo:padding-top="0.16cm" fo:padding-bottom="0.16cm" fo:padding-left="0.285cm" fo:padding-right="0.285cm"/>
    </style:style>
    <style:style style:name="gr149" style:family="graphic" style:parent-style-name="objectwithoutfill">
      <style:graphic-properties svg:stroke-width="0.07cm" svg:stroke-color="#3d3d3d" draw:marker-start-width="0.52cm" draw:marker-end-width="0.52cm" draw:fill="solid" draw:fill-color="#b2b2b2" draw:textarea-vertical-align="middle" draw:auto-grow-height="false" fo:padding-top="0.16cm" fo:padding-bottom="0.16cm" fo:padding-left="0.285cm" fo:padding-right="0.285cm"/>
    </style:style>
    <style:style style:name="gr150" style:family="graphic" style:parent-style-name="objectwithoutfill">
      <style:graphic-properties svg:stroke-width="0.02cm" svg:stroke-color="#3d3d3d" draw:marker-start-width="0.375cm" draw:marker-end-width="0.375cm" draw:fill="solid" draw:fill-color="#b2b2b2" draw:textarea-vertical-align="middle" draw:auto-grow-height="false" fo:padding-top="0.135cm" fo:padding-bottom="0.135cm" fo:padding-left="0.26cm" fo:padding-right="0.26cm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1.374cm"/>
    </style:style>
    <style:style style:name="gr152" style:family="graphic" style:parent-style-name="standard">
      <style:graphic-properties svg:stroke-color="#000000" draw:marker-start="Arrow" draw:marker-start-width="0.2cm" draw:marker-end="Arrow" draw:marker-end-width="0.2cm" draw:textarea-vertical-align="middle"/>
    </style:style>
    <style:style style:name="gr153" style:family="graphic" style:parent-style-name="standard">
      <style:graphic-properties svg:stroke-color="#000000" draw:marker-start="Arrow" draw:marker-start-width="0.15cm" draw:marker-end="" draw:marker-end-width="0.15cm" draw:textarea-vertical-align="middle"/>
    </style:style>
    <style:style style:name="gr154" style:family="graphic" style:parent-style-name="standard">
      <style:graphic-properties draw:stroke="none" svg:stroke-color="#000000" draw:fill="none" draw:fill-color="#ffffff" fo:min-height="0.724cm"/>
    </style:style>
    <style:style style:name="gr155" style:family="graphic" style:parent-style-name="objectwithoutfill">
      <style:graphic-properties svg:stroke-width="0.08cm" svg:stroke-color="#000000" draw:marker-start="" draw:marker-start-width="0.27cm" draw:marker-end="" draw:marker-end-width="0.27cm" draw:fill="none" draw:textarea-vertical-align="middle" fo:padding-top="0.164cm" fo:padding-bottom="0.164cm" fo:padding-left="0.289cm" fo:padding-right="0.289cm"/>
    </style:style>
    <style:style style:name="gr156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097cm" fo:min-width="0.566cm" fo:padding-top="0.142cm" fo:padding-bottom="0.142cm" fo:padding-left="0.267cm" fo:padding-right="0.267cm"/>
    </style:style>
    <style:style style:name="gr157" style:family="graphic" style:parent-style-name="objectwithoutfill">
      <style:graphic-properties svg:stroke-width="0.08cm" svg:stroke-color="#000000" draw:marker-start="" draw:marker-start-width="0.297cm" draw:marker-end-width="0.387cm" draw:fill="none" draw:textarea-vertical-align="middle" fo:padding-top="0.164cm" fo:padding-bottom="0.164cm" fo:padding-left="0.289cm" fo:padding-right="0.289cm"/>
    </style:style>
    <style:style style:name="gr158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433cm" fo:padding-top="0.135cm" fo:padding-bottom="0.135cm" fo:padding-left="0.16cm" fo:padding-right="0.1cm"/>
    </style:style>
    <style:style style:name="gr159" style:family="graphic" style:parent-style-name="standard">
      <style:graphic-properties draw:stroke="none" svg:stroke-color="#000000" draw:fill="none" draw:fill-color="#ffffff" fo:min-height="4.36cm" fo:padding-top="0.1cm" fo:padding-bottom="0.1cm" fo:padding-left="0.1cm" fo:padding-right="0cm"/>
    </style:style>
    <style:style style:name="gr160" style:family="graphic" style:parent-style-name="standard">
      <style:graphic-properties draw:stroke="none" svg:stroke-color="#000000" draw:fill="none" draw:fill-color="#ffffff" fo:min-height="0.556cm"/>
    </style:style>
    <style:style style:name="gr161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36cm" fo:min-width="0cm" fo:padding-top="0.142cm" fo:padding-bottom="0.142cm" fo:padding-left="0.267cm" fo:padding-right="0.267cm"/>
    </style:style>
    <style:style style:name="gr162" style:family="graphic" style:parent-style-name="standard">
      <style:graphic-properties draw:stroke="solid" svg:stroke-width="0.02cm" svg:stroke-color="#000000" draw:marker-start-width="0.26cm" draw:marker-end-width="0.26cm" draw:fill="solid" draw:fill-color="#ffffff" fo:min-height="0.433cm" fo:padding-top="0.11cm" fo:padding-bottom="0.11cm" fo:padding-left="0.16cm" fo:padding-right="0.11cm"/>
    </style:style>
    <style:style style:name="gr163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165cm" fo:padding-right="0.265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477cm" fo:padding-top="0cm" fo:padding-bottom="0cm" fo:padding-left="0cm" fo:padding-right="0cm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285cm" fo:padding-top="0cm" fo:padding-bottom="0cm" fo:padding-left="0cm" fo:padding-right="0cm"/>
    </style:style>
    <style:style style:name="P1" style:family="paragraph">
      <loext:graphic-properties draw:fill="solid" draw:fill-color="#18a303"/>
      <style:paragraph-properties fo:text-align="center"/>
      <style:text-properties style:use-window-font-color="true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5pt" style:font-size-asian="5pt" style:font-size-complex="5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0084d1"/>
      <style:paragraph-properties fo:text-align="center"/>
      <style:text-properties style:use-window-font-color="true"/>
    </style:style>
    <style:style style:name="P6" style:family="paragraph">
      <loext:graphic-properties draw:fill="solid" draw:fill-color="#ffffff"/>
      <style:paragraph-properties fo:text-align="center"/>
      <style:text-properties style:use-window-font-color="tru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cc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style:use-window-font-color="true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solid" draw:fill-color="#00cc33"/>
      <style:paragraph-properties fo:text-align="center"/>
      <style:text-properties style:use-window-font-color="true"/>
    </style:style>
    <style:style style:name="P15" style:family="paragraph">
      <loext:graphic-properties draw:fill="solid" draw:fill-color="#00cc00"/>
      <style:paragraph-properties fo:text-align="center"/>
      <style:text-properties style:use-window-font-color="true"/>
    </style:style>
    <style:style style:name="P16" style:family="paragraph">
      <loext:graphic-properties draw:fill="solid" draw:fill-color="#ff3300"/>
      <style:paragraph-properties fo:text-align="center"/>
      <style:text-properties style:use-window-font-color="true" fo:font-size="9pt" style:font-size-asian="9pt" style:font-size-complex="9pt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  <style:text-properties style:use-window-font-color="true"/>
    </style:style>
    <style:style style:name="P19" style:family="paragraph">
      <loext:graphic-properties draw:fill="solid" draw:fill-color="#666666"/>
      <style:paragraph-properties fo:text-align="center"/>
      <style:text-properties style:use-window-font-color="true"/>
    </style:style>
    <style:style style:name="P20" style:family="paragraph">
      <loext:graphic-properties draw:fill="solid" draw:fill-color="#cfe7f5"/>
      <style:paragraph-properties fo:text-align="center"/>
      <style:text-properties style:use-window-font-color="true"/>
    </style:style>
    <style:style style:name="P21" style:family="paragraph">
      <loext:graphic-properties draw:fill="solid" draw:fill-color="#cccccc"/>
      <style:paragraph-properties fo:text-align="center"/>
      <style:text-properties style:use-window-font-color="true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solid" draw:fill-color="#b2b2b2"/>
      <style:paragraph-properties fo:text-align="center"/>
      <style:text-properties style:use-window-font-color="true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28" style:family="paragraph">
      <loext:graphic-properties draw:fill-color="#111111"/>
      <style:paragraph-properties fo:text-align="center"/>
    </style:style>
    <style:style style:name="P29" style:family="paragraph">
      <loext:graphic-properties draw:fill-color="#cfe7f5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0" style:family="paragraph">
      <loext:graphic-properties draw:fill-color="#dc85e9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1" style:family="paragraph">
      <loext:graphic-properties draw:fill-color="#ff9900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="solid" draw:fill-color="#ffffff"/>
      <style:text-properties fo:font-size="11pt" style:font-size-asian="11pt" style:font-size-complex="11pt"/>
    </style:style>
    <style:style style:name="P34" style:family="paragraph">
      <loext:graphic-properties draw:fill-color="#ffffff"/>
      <style:paragraph-properties fo:margin-left="0cm" fo:margin-right="0cm" fo:text-align="start" fo:text-indent="0cm"/>
      <style:text-properties fo:font-size="3pt" fo:font-style="italic" style:font-size-asian="3pt" style:font-style-asian="italic" style:font-size-complex="3pt" style:font-style-complex="italic"/>
    </style:style>
    <style:style style:name="P35" style:family="paragraph">
      <loext:graphic-properties draw:fill-color="#cfe7f5"/>
      <style:paragraph-properties fo:text-align="center"/>
    </style:style>
    <style:style style:name="P36" style:family="paragraph">
      <loext:graphic-properties draw:fill-color="#ffffcc"/>
      <style:paragraph-properties fo:text-align="center"/>
    </style:style>
    <style:style style:name="P37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38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fo:font-weight="bold" style:font-size-asian="10pt" style:font-size-complex="10pt"/>
    </style:style>
    <style:style style:name="P39" style:family="paragraph">
      <loext:graphic-properties draw:fill="none" draw:fill-color="#cfe7f5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dc85e9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start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44" style:family="paragraph">
      <loext:graphic-properties draw:fill="none"/>
      <style:paragraph-properties fo:margin-left="0cm" fo:margin-right="0cm" fo:text-align="center" fo:text-indent="0cm"/>
    </style:style>
    <style:style style:name="P45" style:family="paragraph">
      <loext:graphic-properties draw:fill="solid" draw:fill-color="#ff0000"/>
      <style:paragraph-properties fo:text-align="center"/>
    </style:style>
    <style:style style:name="P46" style:family="paragraph">
      <loext:graphic-properties draw:fill="solid" draw:fill-color="#cfe7f5"/>
      <style:paragraph-properties fo:text-align="start"/>
      <style:text-properties style:use-window-font-color="true" fo:font-size="7pt" style:font-size-asian="18pt" style:font-size-complex="18pt"/>
    </style:style>
    <style:style style:name="P47" style:family="paragraph">
      <loext:graphic-properties draw:fill="solid" draw:fill-color="#b2b2b2"/>
      <style:paragraph-properties fo:text-align="center"/>
    </style:style>
    <style:style style:name="P48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2" style:family="text">
      <style:text-properties fo:font-size="3pt" fo:font-style="italic" style:font-size-asian="3pt" style:font-style-asian="italic" style:font-size-complex="3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pt" fo:font-style="italic" fo:text-shadow="none" style:text-underline-style="none" fo:font-weight="normal" style:letter-kerning="true" style:font-name-asian="Microsoft YaHei" style:font-size-asian="3pt" style:font-style-asian="italic" style:font-weight-asian="normal" style:font-name-complex="Lucida Sans" style:font-size-complex="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fo:font-size="7pt" style:font-size-asian="18pt" style:font-size-complex="18pt"/>
    </style:style>
    <style:style style:name="T15" style:family="text">
      <style:text-properties fo:font-size="6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088cm" svg:height="3.422cm" svg:x="1.462cm" svg:y="8.1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4.852cm" svg:height="0.16cm" svg:x="1.305cm" svg:y="18.176cm">
          <draw:text-box>
            <text:p><text:span text:style-name="T1">License : GFDL 1.2 - CC BY-SA 3.0</text:span></text:p>
          </draw:text-box>
        </draw:frame>
        <draw:frame draw:style-name="gr3" draw:text-style-name="P3" draw:layer="layout" svg:width="1.422cm" svg:height="0.2cm" svg:x="5.118cm" svg:y="18.179cm">
          <draw:text-box>
            <text:p><text:span text:style-name="T2">© PRZ 2018</text:span></text:p>
          </draw:text-box>
        </draw:frame>
        <draw:frame draw:style-name="gr4" draw:text-style-name="P4" draw:layer="layout" svg:width="5.479cm" svg:height="1.111cm" svg:x="1.356cm" svg:y="1.163cm">
          <draw:text-box>
            <text:p><text:span text:style-name="T3">Klipper</text:span><text:span text:style-name="T4"> Firmware </text:span></text:p>
            <text:p><text:span text:style-name="T4">Functional achitecture</text:span></text:p>
          </draw:text-box>
        </draw:frame>
        <draw:custom-shape draw:style-name="gr5" draw:text-style-name="P5" draw:layer="layout" svg:width="12.692cm" svg:height="3.593cm" svg:x="5.942cm" svg:y="3.5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0.69cm" svg:height="0.431cm" svg:x="12.507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3.94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6" draw:layer="layout" svg:width="0.691cm" svg:height="0.431cm" svg:x="15.3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6" draw:layer="layout" svg:width="0.689cm" svg:height="0.431cm" svg:x="16.83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8" draw:layer="layout" svg:width="6.644cm" svg:height="1.473cm" svg:x="9.715cm" svg:y="5.431cm">
          <text:p text:style-name="P7"><text:span text:style-name="T5"><text:s text:c="6"/></text:span></text:p>
          <text:p text:style-name="P7"><text:span text:style-name="T6">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4771.828442437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0" draw:text-style-name="P9" draw:layer="layout" svg:width="0.26cm" svg:height="1.519cm" draw:transform="rotate (-0.0582939970166117) translate (15.2890534089801cm 3.91407401886122cm)" svg:viewBox="0 0 261 1520" svg:d="M43 1520c654-932-421-727 110-1520">
          <text:p/>
        </draw:path>
        <draw:custom-shape draw:style-name="gr11" draw:text-style-name="P10" draw:layer="layout" svg:width="1.048cm" svg:height="0.262cm" svg:x="15.043cm" svg:y="3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1.049cm" svg:height="0.262cm" svg:x="16.48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0" draw:layer="layout" svg:width="1.05cm" svg:height="0.262cm" svg:x="13.601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0" draw:layer="layout" svg:width="1.048cm" svg:height="0.262cm" svg:x="12.1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" draw:text-style-name="P9" draw:layer="layout" svg:width="1.269cm" svg:height="1.557cm" draw:transform="skewX (-0.000698131700797735) rotate (-0.0595157274930076) translate (15.4865975729526cm 3.87348043496517cm)" svg:viewBox="0 0 1270 1558" svg:d="M0 1558c1078-1770 777-557 1270-1558">
          <text:p/>
        </draw:path>
        <draw:path draw:style-name="gr10" draw:text-style-name="P9" draw:layer="layout" svg:width="2.533cm" svg:height="1.33cm" draw:transform="skewX (-0.000698131700797736) rotate (-0.0588175957922099) translate (12.636758408625cm 3.96880279453868cm)" svg:viewBox="0 0 2534 1331" svg:d="M2445 1331c714-1266-3120-286-2340-1331">
          <text:p/>
        </draw:path>
        <draw:path draw:style-name="gr10" draw:text-style-name="P9" draw:layer="layout" svg:width="1.211cm" svg:height="1.426cm" draw:transform="skewX (-0.0020943951023932) rotate (-0.0612610567450018) translate (14.0990762309012cm 3.94379096216896cm)" svg:viewBox="0 0 1212 1427" svg:d="M1105 1427c602-928-1551-633-1020-1427">
          <text:p/>
        </draw:path>
        <draw:custom-shape draw:style-name="gr14" draw:text-style-name="P10" draw:layer="layout" svg:width="0.686cm" svg:height="0.263cm" svg:x="16.424cm" svg:y="4.6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5" draw:text-style-name="P11" draw:layer="layout" svg:width="0.262cm" svg:height="0.261cm" svg:x="11.8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1cm" svg:height="0.132cm" svg:x="11.8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13cm" svg:height="0.394cm" svg:x="11.8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1cm" svg:height="0.525cm" svg:x="11.891cm" svg:y="2.032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1.936cm" svg:y1="2.582cm" svg:x2="11.936cm" svg:y2="2.215cm">
            <text:p/>
          </draw:line>
          <draw:custom-shape draw:style-name="gr19" draw:text-style-name="P12" draw:layer="layout" svg:width="0.13cm" svg:height="0.13cm" svg:x="11.8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6" draw:layer="layout" svg:width="0.524cm" svg:height="0.432cm" svg:x="11.588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0.068cm" svg:height="0.53cm" draw:transform="skewX (0.00366519142918809) rotate (-0.0577703982410134) translate (11.878733328659cm 2.73645665724737cm)" svg:viewBox="0 0 69 531" svg:d="M4 531c-27-444 99-173 57-531">
          <text:p/>
        </draw:path>
        <draw:frame draw:style-name="gr21" draw:text-style-name="P13" draw:layer="layout" svg:width="2.042cm" svg:height="2.02cm" svg:x="9.611cm" svg:y="1.92cm">
          <draw:text-box>
            <text:p><text:span text:style-name="T7">Heater</text:span></text:p>
          </draw:text-box>
        </draw:frame>
        <draw:path draw:style-name="gr22" draw:text-style-name="P9" draw:layer="layout" svg:width="2.063cm" svg:height="0.697cm" draw:transform="skewX (-0.00122173047639604) rotate (-0.0586430628670105) translate (10.773619508074cm 3.89188604785299cm)" svg:viewBox="0 0 2064 698" svg:d="M2064 698c-928-156-2428-225-1983-698">
          <text:p/>
        </draw:path>
        <draw:custom-shape draw:style-name="gr23" draw:text-style-name="P14" draw:layer="layout" svg:width="0.525cm" svg:height="0.432cm" svg:x="10.8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0.203cm" svg:height="0.699cm" draw:transform="skewX (0.00157079632679491) rotate (-0.0567232006898169) translate (10.9010212083757cm 2.56870116538845cm)" svg:viewBox="0 0 204 700" svg:d="M204 700c-26-444-443-655-5-700">
          <text:p/>
        </draw:path>
        <draw:custom-shape draw:style-name="gr14" draw:text-style-name="P10" draw:layer="layout" svg:width="0.525cm" svg:height="0.196cm" svg:x="10.6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2" draw:text-style-name="P9" draw:layer="layout" svg:width="1.514cm" svg:height="0.891cm" draw:transform="rotate (-0.0581194640914122) translate (11.6208309972186cm 3.65185374521811cm)" svg:viewBox="0 0 1515 892" svg:d="M1515 892c-926-156-1895-99-1364-892">
          <text:p/>
        </draw:path>
        <draw:custom-shape draw:style-name="gr25" draw:text-style-name="P6" draw:layer="layout" svg:width="0.393cm" svg:height="0.523cm" svg:x="16.25cm" svg:y="5.1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" draw:text-style-name="P9" draw:layer="layout" svg:width="1.374cm" svg:height="0.845cm" draw:transform="skewX (0.00261799387799148) rotate (-0.0589921287174094) translate (16.4793519621456cm 4.9785572551637cm)" svg:viewBox="0 0 1375 846" svg:d="M0 217c295-753 341 702 1375 626">
          <text:p/>
        </draw:path>
        <draw:path draw:style-name="gr26" draw:text-style-name="P9" draw:layer="layout" svg:width="0.43cm" svg:height="0.411cm" draw:transform="skewX (0.00261799387799149) rotate (-0.0548033385126223) translate (15.966668466697cm 5.08626368710495cm)" svg:viewBox="0 0 431 412" svg:d="M431 79c-172-142-220-128-431 333">
          <text:p/>
        </draw:path>
        <draw:path draw:style-name="gr10" draw:text-style-name="P9" draw:layer="layout" svg:width="0.84cm" svg:height="0.819cm" draw:transform="skewX (0.0031415926535898) rotate (-0.0595157274930076) translate (15.6873563352586cm 4.67643466319816cm)" svg:viewBox="0 0 841 820" svg:d="M0 820c359-575 103-850 841-817">
          <text:p/>
        </draw:path>
        <draw:custom-shape draw:style-name="gr27" draw:text-style-name="P15" draw:layer="layout" svg:width="0.472cm" svg:height="0.63cm" svg:x="16.877cm" svg:y="4.3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8" draw:text-style-name="P9" draw:layer="layout" svg:width="0.566cm" svg:height="0.286cm" draw:transform="skewX (-0.00628318530717958) rotate (-0.0598647933434065) translate (17.2469082674111cm 4.71025985939356cm)" svg:viewBox="0 0 567 287" svg:d="M0 0c551-7 43 316 567 285">
          <text:p/>
        </draw:path>
        <draw:path draw:style-name="gr29" draw:text-style-name="P9" draw:layer="layout" svg:width="1.802cm" svg:height="0.776cm" draw:transform="skewX (0.00122173047639602) rotate (-0.0577703982410134) translate (13.083cm 4.631cm)" svg:viewBox="0 0 1803 777" svg:d="M1656 777c607-824-808-643-1656-777">
          <text:p/>
        </draw:path>
        <draw:path draw:style-name="gr30" draw:text-style-name="P9" draw:layer="layout" svg:width="1.791cm" svg:height="0.689cm" draw:transform="skewX (-0.00122173047639602) rotate (-0.0584685299418111) translate (12.794cm 4.709cm)" svg:viewBox="0 0 1792 690" svg:d="M1661 690c566-664-840-581-1661-690">
          <text:p/>
        </draw:path>
        <draw:custom-shape draw:style-name="gr31" draw:text-style-name="P16" draw:layer="layout" svg:width="2.635cm" svg:height="0.918cm" svg:x="17.257cm" svg:y="4.6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13" draw:layer="layout" svg:width="2.043cm" svg:height="2.018cm" svg:x="17.74cm" svg:y="4.788cm">
          <draw:text-box>
            <text:p><text:span text:style-name="T7">Heater</text:span></text:p>
          </draw:text-box>
        </draw:frame>
        <draw:g>
          <draw:custom-shape draw:style-name="gr15" draw:text-style-name="P11" draw:layer="layout" svg:width="0.262cm" svg:height="0.263cm" svg:x="17.857cm" svg:y="5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34cm" svg:height="0.131cm" svg:x="17.922cm" svg:y="5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133cm" svg:height="0.393cm" svg:x="17.922cm" svg:y="5.4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0.093cm" svg:height="0.525cm" svg:x="17.941cm" svg:y="5.39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17.988cm" svg:y1="5.947cm" svg:x2="17.988cm" svg:y2="5.58cm">
            <text:p/>
          </draw:line>
          <draw:custom-shape draw:style-name="gr19" draw:text-style-name="P12" draw:layer="layout" svg:width="0.133cm" svg:height="0.131cm" svg:x="17.922cm" svg:y="5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1" draw:layer="layout" svg:width="0.486cm" svg:height="0.21cm" svg:x="14.661cm" svg:y="5.4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1" draw:layer="layout" svg:width="0.387cm" svg:height="0.184cm" svg:x="14.622cm" svg:y="5.6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11" draw:layer="layout" svg:width="0.269cm" svg:height="0.131cm" svg:x="14.774cm" svg:y="5.6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5" draw:text-style-name="P17" draw:layer="layout" svg:width="0.414cm" svg:height="0.889cm" svg:x="14.333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6" draw:text-style-name="P12" draw:layer="layout" svg:width="0.832cm" svg:height="0.889cm" svg:x="14.536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5.025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5.767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4.331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6.148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0" draw:text-style-name="P12" draw:layer="layout" svg:width="0.831cm" svg:height="0.889cm" svg:x="16.35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6cm" svg:height="0.889cm" svg:x="16.839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7.582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7cm" svg:height="0.298cm" svg:x="16.144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5" draw:text-style-name="P17" draw:layer="layout" svg:width="0.414cm" svg:height="0.889cm" svg:x="17.827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2" draw:text-style-name="P12" draw:layer="layout" svg:width="0.829cm" svg:height="0.889cm" svg:x="18.029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5" draw:text-style-name="P17" draw:layer="layout" svg:width="0.414cm" svg:height="0.889cm" svg:x="18.52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1" draw:text-style-name="P17" draw:layer="layout" svg:width="0.12cm" svg:height="0.446cm" draw:transform="rotate (-1.5707963267949) translate (19.26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48cm" svg:height="0.298cm" svg:x="17.825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7" draw:text-style-name="P17" draw:layer="layout" svg:width="0.415cm" svg:height="0.89cm" svg:x="12.64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3" draw:text-style-name="P12" draw:layer="layout" svg:width="0.83cm" svg:height="0.89cm" svg:x="12.841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7" draw:text-style-name="P17" draw:layer="layout" svg:width="0.415cm" svg:height="0.889cm" svg:x="13.331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8" draw:text-style-name="P17" draw:layer="layout" svg:width="0.12cm" svg:height="0.444cm" draw:transform="rotate (-1.5707963267949) translate (14.071cm 1.726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6" draw:layer="layout" svg:width="0.152cm" svg:height="0.298cm" svg:x="12.633cm" svg:y="1.75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24" draw:text-style-name="P9" draw:layer="layout" svg:width="0.251cm" svg:height="1.372cm" draw:transform="skewX (0.000698131700797727) rotate (-0.0577703982410134) translate (14.1488667292492cm 1.88547576952717cm)" svg:viewBox="0 0 252 1373" svg:d="M222 1373c-29-918-503-580 30-1373">
            <text:p/>
          </draw:path>
          <draw:path draw:style-name="gr24" draw:text-style-name="P9" draw:layer="layout" svg:width="0.416cm" svg:height="1.393cm" draw:transform="skewX (0.00366519142918809) rotate (-0.05550147021342) translate (15.7836455883407cm 1.87686796106456cm)" svg:viewBox="0 0 417 1394" svg:d="M31 1394c-30-918-144-603 386-1394">
            <text:p/>
          </draw:path>
          <draw:path draw:style-name="gr24" draw:text-style-name="P9" draw:layer="layout" svg:width="0.648cm" svg:height="1.405cm" draw:transform="skewX (0.00436332312998582) rotate (-0.0537561409614258) translate (17.2516725692262cm 1.86511480992508cm)" svg:viewBox="0 0 649 1406" svg:d="M3 1406c-26-917 114-616 646-1406">
            <text:p/>
          </draw:path>
          <draw:path draw:style-name="gr24" draw:text-style-name="P9" draw:layer="layout" svg:width="0.416cm" svg:height="1.355cm" draw:transform="skewX (0.00139626340159546) rotate (-0.0567232006898169) translate (12.5092271601268cm 1.88916713309742cm)" svg:viewBox="0 0 417 1356" svg:d="M417 1356c-26-918-753-425-226-1356">
            <text:p/>
          </draw:path>
        </draw:g>
        <draw:path draw:style-name="gr44" draw:text-style-name="P9" draw:layer="layout" svg:width="2.108cm" svg:height="4.106cm" draw:transform="rotate (-0.107337748997652) translate (11.3729028399302cm 11.744520545264cm)" svg:viewBox="0 0 2109 4107" svg:d="M2109 4107c-3835-3036-1083-2795-1983-4107">
          <text:p/>
        </draw:path>
        <draw:g>
          <draw:custom-shape draw:style-name="gr45" draw:text-style-name="P6" draw:layer="layout" svg:width="0.6cm" svg:height="0.25cm" svg:x="14.325cm" svg:y="16.81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46" draw:text-style-name="P18" draw:layer="layout" svg:width="4.29cm" svg:height="1.3cm" svg:x="14.845cm" svg:y="16.04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47" draw:text-style-name="P19" draw:layer="layout" svg:width="4.8cm" svg:height="3.66cm" svg:x="14.5cm" svg:y="12.48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20" draw:layer="layout" svg:width="4.471cm" svg:height="3.358cm" svg:x="14.645cm" svg:y="12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18" draw:layer="layout" svg:width="5cm" svg:height="0.81cm" svg:x="14.025cm" svg:y="17.506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3cm" svg:height="0.137cm" svg:x="14.2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7.205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6cm" svg:height="0.137cm" svg:x="16.79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7cm" svg:x="16.372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9cm" svg:height="0.137cm" svg:x="15.9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6cm" svg:height="0.137cm" svg:x="15.121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7cm" svg:x="15.544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2cm" svg:height="0.137cm" svg:x="14.70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7cm" svg:height="0.137cm" svg:x="17.727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3cm" svg:height="0.137cm" svg:x="18.149cm" svg:y="17.9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4.4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6cm" svg:height="0.135cm" svg:x="17.385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5cm" svg:x="16.977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9cm" svg:height="0.135cm" svg:x="16.55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8cm" svg:height="0.135cm" svg:x="16.15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31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5.72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4.89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4.65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7cm" svg:height="0.139cm" svg:x="17.555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1cm" svg:height="0.139cm" svg:x="17.14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6.722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61cm" svg:height="0.139cm" svg:x="16.3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4cm" svg:height="0.139cm" svg:x="15.4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9cm" svg:x="15.891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38cm" svg:height="0.139cm" svg:x="15.078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53cm" svg:height="0.135cm" svg:x="17.871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55cm" svg:height="0.135cm" svg:x="18.283cm" svg:y="17.7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21" draw:layer="layout" svg:width="0.249cm" svg:height="0.139cm" svg:x="18.123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1" draw:text-style-name="P21" draw:layer="layout" svg:width="0.241cm" svg:height="0.139cm" svg:x="18.539cm" svg:y="17.5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52" draw:text-style-name="P11" draw:layer="layout" svg:width="3.4cm" svg:height="2.699cm" svg:x="14.944cm" svg:y="12.9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16.354cm" svg:y1="13.933cm" svg:x2="17.515cm" svg:y2="13.933cm">
                  <text:p/>
                </draw:line>
                <draw:custom-shape draw:style-name="gr54" draw:text-style-name="P6" draw:layer="layout" svg:width="1.351cm" svg:height="0.324cm" svg:x="16.388cm" svg:y="14.25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265cm" svg:height="0.265cm" svg:x="16.916cm" svg:y="14.111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76cm" svg:height="0.179cm" svg:x="16.878cm" svg:y="13.961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372cm" svg:height="0.206cm" svg:x="16.731cm" svg:y="13.8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7.065cm" svg:y1="13.933cm" svg:x2="17.589cm" svg:y2="13.933cm">
                  <text:p/>
                </draw:line>
                <draw:custom-shape draw:style-name="gr58" draw:text-style-name="P25" draw:layer="layout" svg:width="1.549cm" svg:height="1.134cm" svg:x="16.227cm" svg:y="13.669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59" draw:text-style-name="P9" draw:layer="layout" svg:width="1.112cm" svg:height="0.751cm" svg:x="16.437cm" svg:y="13.8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60" draw:text-style-name="P11" draw:layer="layout" svg:width="3.161cm" svg:height="0.149cm" svg:x="15.0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11" draw:layer="layout" svg:width="0.598cm" svg:height="1.849cm" svg:x="15.061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11" draw:layer="layout" svg:width="1.117cm" svg:height="0.448cm" svg:x="16.449cm" svg:y="14.729cm">
              <text:p/>
              <draw:enhanced-geometry svg:viewBox="0 0 21600 21600" draw:type="rectangle" draw:enhanced-path="M 0 0 L 21600 0 21600 21600 0 21600 0 0 Z N"/>
            </draw:custom-shape>
            <draw:polyline draw:style-name="gr63" draw:text-style-name="P9" draw:layer="layout" svg:width="0.905cm" svg:height="0.447cm" draw:transform="skewX (-0.00453785605518525) rotate (0.540528469342644) translate (16.424130394383cm 14.9909653717749cm)" svg:viewBox="0 0 906 448" draw:points="0,77 307,0 357,205 524,217 676,396 906,448">
              <text:p/>
            </draw:polyline>
            <draw:custom-shape draw:style-name="gr64" draw:text-style-name="P11" draw:layer="layout" svg:width="0.955cm" svg:height="0.372cm" svg:x="15.061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11" draw:layer="layout" svg:width="0.713cm" svg:height="0.372cm" svg:x="17.509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11" draw:layer="layout" svg:width="1.268cm" svg:height="0.372cm" svg:x="16.136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11" draw:layer="layout" svg:width="0.536cm" svg:height="0.372cm" svg:x="15.779cm" svg:y="13.833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11" draw:layer="layout" svg:width="0.536cm" svg:height="0.448cm" svg:x="15.779cm" svg:y="14.31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11" draw:layer="layout" svg:width="0.507cm" svg:height="0.223cm" svg:x="17.715cm" svg:y="13.8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11" draw:layer="layout" svg:width="0.507cm" svg:height="0.298cm" svg:x="17.715cm" svg:y="14.193cm">
              <text:p/>
              <draw:enhanced-geometry svg:viewBox="0 0 21600 21600" draw:type="rectangle" draw:enhanced-path="M 0 0 L 21600 0 21600 21600 0 21600 0 0 Z N"/>
            </draw:custom-shape>
            <draw:custom-shape draw:style-name="gr71" draw:text-style-name="P11" draw:layer="layout" svg:width="1.117cm" svg:height="0.373cm" svg:x="16.449cm" svg:y="15.30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2" draw:text-style-name="P11" draw:layer="layout" svg:width="0.8cm" svg:height="0.8cm" svg:x="16.316cm" svg:y="15.68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3" draw:text-style-name="P27" draw:layer="layout" svg:width="3.536cm" svg:height="0.855cm" svg:x="15.017cm" svg:y="16.449cm">
            <text:p text:style-name="P26"><text:span text:style-name="T8">Browser</text:span><text:span text:style-name="T9"> execute</text:span></text:p>
            <text:p text:style-name="P26"><text:span text:style-name="T9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74" draw:text-style-name="P10" draw:layer="layout" svg:width="0.795cm" svg:height="0.658cm" draw:transform="skewX (0.00296705972839033) rotate (1.13516214549711) translate (13.568cm 16.919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5" draw:text-style-name="P10" draw:layer="layout" svg:width="1.165cm" svg:height="0.975cm" draw:transform="skewX (0.00209439510239328) rotate (1.13516214549711) translate (13.266cm 16.97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6" draw:text-style-name="P10" draw:layer="layout" svg:width="1.607cm" svg:height="1.433cm" draw:transform="skewX (0.00139626340159554) rotate (1.13516214549711) translate (12.938cm 17.05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3cm" svg:height="0.209cm" draw:transform="skewX (0.00959931088596889) rotate (1.13516214549711) translate (13.876cm 16.7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8" draw:text-style-name="P13" draw:layer="layout" svg:width="2.641cm" svg:height="1.115cm" svg:x="11.773cm" svg:y="9.927cm">
          <draw:text-box>
            <text:p><text:span text:style-name="T7">WiFi OR Ethernet</text:span></text:p>
          </draw:text-box>
        </draw:frame>
        <draw:custom-shape draw:style-name="gr79" draw:text-style-name="P29" draw:layer="layout" svg:width="5.563cm" svg:height="1.218cm" svg:x="3.424cm" svg:y="10.142cm">
          <text:p text:style-name="P7"><text:span text:style-name="T10"><text:s text:c="8"/></text:span></text:p>
          <text:p text:style-name="P7"><text:span text:style-name="T10"/></text:p>
          <draw:enhanced-geometry svg:viewBox="0 0 21600 21600" draw:glue-points="?f6 0 10800 ?f8 ?f11 10800 ?f9 21600 10800 ?f10 ?f5 10800" draw:text-areas="?f3 ?f3 ?f4 ?f4" draw:type="parallelogram" draw:modifiers="4251.276359600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0" draw:layer="layout" svg:width="5.493cm" svg:height="0.924cm" svg:x="5.463cm" svg:y="8.249cm">
          <text:p text:style-name="P26"><text:span text:style-name="T11"><text:s text:c="7"/></text:span></text:p>
          <draw:enhanced-geometry svg:viewBox="0 0 21600 21600" draw:glue-points="?f6 0 10800 ?f8 ?f11 10800 ?f9 21600 10800 ?f10 ?f5 10800" draw:text-areas="?f3 ?f3 ?f4 ?f4" draw:type="parallelogram" draw:modifiers="3192.4281033855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13" draw:layer="layout" svg:width="4.396cm" svg:height="0.694cm" svg:x="3.425cm" svg:y="4.673cm">
          <draw:text-box>
            <text:p><text:span text:style-name="T7">SD card is not used</text:span></text:p>
          </draw:text-box>
        </draw:frame>
        <draw:g>
          <draw:custom-shape draw:style-name="gr82" draw:text-style-name="P17" draw:layer="layout" svg:width="0.097cm" svg:height="0.096cm" svg:x="11.374cm" svg:y="2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3" draw:text-style-name="P31" draw:layer="layout" svg:width="0.159cm" svg:height="0.474cm" draw:transform="rotate (-1.5707963267949) translate (11.56cm 2.4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4" draw:text-style-name="P32" draw:layer="layout" svg:width="0.554cm" svg:height="0.395cm" svg:x="11.15cm" svg:y="2.3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31" draw:layer="layout" svg:width="0.16cm" svg:height="0.11cm" draw:transform="rotate (-1.5707963267949) translate (11.749cm 2.4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6" draw:text-style-name="P17" draw:layer="layout" svg:width="0.651cm" svg:height="0.387cm" svg:x="11.108cm" svg:y="2.03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09cm" svg:y="1.91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7cm" svg:x="11.11cm" svg:y="1.79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1cm" svg:y="1.67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17" draw:layer="layout" svg:width="0.652cm" svg:height="0.385cm" svg:x="11.112cm" svg:y="1.55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8" draw:text-style-name="P17" draw:layer="layout" svg:width="0.284cm" svg:height="0.321cm" svg:x="11.294cm" svg:y="1.3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89" draw:text-style-name="P33" draw:layer="layout" svg:width="2.712cm" svg:height="1.135cm" svg:x="7.855cm" svg:y="2.607cm">
          <draw:text-box>
            <text:p><text:span text:style-name="T7">Printer board</text:span></text:p>
            <text:p><text:span text:style-name="T7">‹</text:span><text:span text:style-name="T7">MCU›</text:span></text:p>
          </draw:text-box>
        </draw:frame>
        <draw:frame draw:style-name="gr90" draw:text-style-name="P13" draw:layer="layout" svg:width="1.606cm" svg:height="0.683cm" svg:x="11.693cm" svg:y="11.551cm">
          <draw:text-box>
            <text:p><text:span text:style-name="T7">http://</text:span></text:p>
          </draw:text-box>
        </draw:frame>
        <draw:g>
          <draw:custom-shape draw:style-name="gr91" draw:text-style-name="P10" draw:layer="layout" svg:width="0.8cm" svg:height="0.591cm" svg:x="7.009cm" svg:y="4.94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7.247cm" svg:y="4.9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7.458cm" svg:y="4.94cm">
            <text:p text:style-name="P7"><text:span text:style-name="T12"><text:s text:c="8"/></text:span><text:span text:style-name="T12">Gxx yyy</text:span></text:p>
            <text:p text:style-name="P7"><text:span text:style-name="T12"><text:s text:c="4"/></text:span><text:span text:style-name="T12">Mxxx <text:s/>zz</text:span></text:p>
            <text:p text:style-name="P7"><text:span text:style-name="T12">Gtt uu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7.975cm" svg:y="5.153cm">
            <text:p text:style-name="P7"><text:span text:style-name="T12"><text:s text:c="5"/></text:span><text:span text:style-name="T12">&lt;xx yy&gt;</text:span></text:p>
            <text:p text:style-name="P7"><text:span text:style-name="T12"><text:s/></text:span><text:span text:style-name="T12">Xxx <text:s/>zz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93" draw:text-style-name="P34" draw:layer="layout" svg:width="0.8cm" svg:height="0.3cm" svg:x="7.528cm" svg:y="10.398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8cm" svg:height="0.3cm" svg:x="7.421cm" svg:y="10.355cm">
          <text:p text:style-name="P7"><text:span text:style-name="T12"><text:s text:c="5"/>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902cm" svg:height="0.399cm" svg:x="6.696cm" svg:y="10.313cm">
          <text:p text:style-name="P7"><text:span text:style-name="T12"><text:s text:c="4"/>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8" draw:text-style-name="P13" draw:layer="layout" svg:width="4.053cm" svg:height="1.115cm" svg:x="16.039cm" svg:y="9.094cm">
          <draw:text-box>
            <text:p><text:span text:style-name="T7">G-code interpreter</text:span></text:p>
            <text:p><text:span text:style-name="T7">(Python program) </text:span></text:p>
          </draw:text-box>
        </draw:frame>
        <draw:custom-shape draw:style-name="gr94" draw:text-style-name="P35" draw:layer="layout" svg:width="0.546cm" svg:height="0.546cm" svg:x="15.367cm" svg:y="7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6" draw:layer="layout" svg:width="0.546cm" svg:height="0.546cm" svg:x="15.367cm" svg:y="10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13" draw:layer="layout" svg:width="4.071cm" svg:height="1.547cm" svg:x="16.056cm" svg:y="7.558cm">
          <draw:text-box>
            <text:p><text:span text:style-name="T7">Printer host Interface (Octoprint, Repetier, etc.)</text:span></text:p>
          </draw:text-box>
        </draw:frame>
        <draw:frame draw:style-name="gr97" draw:text-style-name="P13" draw:layer="layout" svg:width="4.073cm" svg:height="1.547cm" svg:x="16.019cm" svg:y="10.421cm">
          <draw:text-box>
            <text:p><text:span text:style-name="T7">MCU printer board</text:span></text:p>
            <text:p><text:span text:style-name="T7">Firmware (shall be flashed on board)</text:span></text:p>
          </draw:text-box>
        </draw:frame>
        <draw:frame draw:style-name="gr97" draw:text-style-name="P13" draw:layer="layout" svg:width="7.402cm" svg:height="1.547cm" svg:x="7.161cm" svg:y="16.93cm">
          <draw:text-box>
            <text:p><text:span text:style-name="T7">Web interface files are sent by the host software to your computer/mobile and</text:span></text:p>
            <text:p><text:span text:style-name="T7">executed by your browser. </text:span></text:p>
          </draw:text-box>
        </draw:frame>
        <draw:path draw:style-name="gr98" draw:text-style-name="P9" draw:layer="layout" svg:width="3.401cm" svg:height="0.904cm" draw:transform="skewX (-0.00122173047639603) rotate (-0.0586430628670105) translate (5.30519036186691cm 6.49106595455641cm)" svg:viewBox="0 0 3402 905" svg:d="M3402 853c-4153 264-3908-552-2396-853">
          <text:p/>
        </draw:path>
        <draw:custom-shape draw:style-name="gr99" draw:text-style-name="P24" draw:layer="layout" svg:width="1.423cm" svg:height="0.891cm" svg:x="10.593cm" svg:y="9.05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04.255319148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0" draw:text-style-name="P9" draw:layer="layout" svg:width="3.747cm" svg:height="6.78cm" draw:transform="rotate (-0.107337748997652) translate (11.8576785749234cm 9.45986069058202cm)" svg:viewBox="0 0 3748 6781" svg:d="M3748 6781c-4875-2654 1604-7222-3748-6747">
          <text:p/>
        </draw:path>
        <draw:g>
          <draw:custom-shape draw:style-name="gr101" draw:text-style-name="P19" draw:layer="layout" svg:width="2.685cm" svg:height="1.371cm" svg:x="8.907cm" svg:y="10.0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02" draw:text-style-name="P37" draw:layer="layout" svg:width="1.298cm" svg:height="0.102cm" svg:x="9.097cm" svg:y="11.079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49cm" svg:height="0.286cm" svg:x="9.757cm" svg:y="10.6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9.82cm" svg:y="10.88cm">
            <text:p/>
  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cm" svg:x="10.92cm" svg:y="10.0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8" draw:layer="layout" svg:width="0.459cm" svg:height="0.3cm" svg:x="10.498cm" svg:y="10.49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4" draw:text-style-name="P37" draw:layer="layout" svg:width="1.236cm" svg:height="0.102cm" svg:x="10.074cm" svg:y="10.08cm">
            <text:p/>
  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59cm" svg:height="0.3cm" svg:x="10.152cm" svg:y="10.28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469cm" svg:height="0.306cm" svg:x="10.119cm" svg:y="10.8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10.002cm" svg:y="10.694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37" draw:layer="layout" svg:width="0.7cm" svg:height="0.1cm" svg:x="10.2cm" svg:y="10.495cm">
            <text:p/>
  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3" draw:text-style-name="P37" draw:layer="layout" svg:width="0.7cm" svg:height="0.1cm" svg:x="10.422cm" svg:y="10.28cm">
            <text:p/>
  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6" draw:text-style-name="P10" draw:layer="layout" svg:width="0.841cm" svg:height="0.722cm" draw:transform="skewX (-0.00558505360638186) rotate (-2.45375839537883) translate (11.39cm 10.90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7" draw:text-style-name="P10" draw:layer="layout" svg:width="1.235cm" svg:height="1.074cm" draw:transform="skewX (-0.00558505360638188) rotate (-2.45375839537883) translate (11.71cm 10.99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8" draw:text-style-name="P10" draw:layer="layout" svg:width="1.701cm" svg:height="1.578cm" draw:transform="skewX (-0.00628318530717956) rotate (-2.45375839537883) translate (12.069cm 11.07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7" draw:text-style-name="P28" draw:layer="layout" svg:width="0.243cm" svg:height="0.23cm" draw:transform="rotate (-2.45375839537883) translate (11.011cm 10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9" draw:text-style-name="P39" draw:layer="layout" svg:width="1.4cm" svg:height="2.52cm" svg:x="9.203cm" svg:y="13.9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0" draw:text-style-name="P9" draw:layer="layout" svg:x1="9.188cm" svg:y1="16.341cm" svg:x2="10.49cm" svg:y2="16.341cm">
            <text:p/>
          </draw:line>
          <draw:g>
            <draw:line draw:style-name="gr53" draw:text-style-name="P9" draw:layer="layout" svg:x1="9.582cm" svg:y1="14.782cm" svg:x2="10.341cm" svg:y2="14.782cm">
              <text:p/>
            </draw:line>
            <draw:custom-shape draw:style-name="gr111" draw:text-style-name="P6" draw:layer="layout" svg:width="0.879cm" svg:height="0.202cm" svg:x="9.607cm" svg:y="14.98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5" draw:text-style-name="P22" draw:layer="layout" svg:width="0.173cm" svg:height="0.171cm" svg:x="9.948cm" svg:y="14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6" draw:text-style-name="P23" draw:layer="layout" svg:width="0.046cm" svg:height="0.111cm" svg:x="9.927cm" svg:y="14.80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7" draw:text-style-name="P24" draw:layer="layout" svg:width="0.242cm" svg:height="0.135cm" svg:x="9.83cm" svg:y="14.70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53" draw:text-style-name="P9" draw:layer="layout" svg:x1="10.047cm" svg:y1="14.782cm" svg:x2="10.39cm" svg:y2="14.782cm">
              <text:p/>
            </draw:line>
            <draw:custom-shape draw:style-name="gr112" draw:text-style-name="P25" draw:layer="layout" svg:width="1.012cm" svg:height="0.717cm" svg:x="9.498cm" svg:y="14.615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113" draw:text-style-name="P9" draw:layer="layout" svg:width="0.738cm" svg:height="0.475cm" svg:x="9.631cm" svg:y="14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4" draw:text-style-name="P40" draw:layer="layout" svg:width="1.36cm" svg:height="2.44cm" svg:x="9.148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5" draw:text-style-name="P11" draw:layer="layout" svg:width="1.134cm" svg:height="0.109cm" svg:x="9.258cm" svg:y="14.326cm">
              <text:p/>
              <draw:enhanced-geometry svg:viewBox="0 0 21600 21600" draw:type="rectangle" draw:enhanced-path="M 0 0 L 21600 0 21600 21600 0 21600 0 0 Z N"/>
            </draw:custom-shape>
            <draw:custom-shape draw:style-name="gr116" draw:text-style-name="P11" draw:layer="layout" svg:width="0.774cm" svg:height="0.419cm" svg:x="9.618cm" svg:y="15.74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53" draw:text-style-name="P9" draw:layer="layout" svg:x1="9.576cm" svg:y1="14.905cm" svg:x2="10.339cm" svg:y2="14.905cm">
                  <text:p/>
                </draw:line>
                <draw:custom-shape draw:style-name="gr117" draw:text-style-name="P6" draw:layer="layout" svg:width="0.889cm" svg:height="0.19cm" svg:x="9.598cm" svg:y="15.09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5" draw:text-style-name="P22" draw:layer="layout" svg:width="0.174cm" svg:height="0.155cm" svg:x="9.945cm" svg:y="15.009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56" draw:text-style-name="P23" draw:layer="layout" svg:width="0.048cm" svg:height="0.101cm" svg:x="9.922cm" svg:y="14.924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57" draw:text-style-name="P24" draw:layer="layout" svg:width="0.244cm" svg:height="0.114cm" svg:x="9.823cm" svg:y="14.839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53" draw:text-style-name="P9" draw:layer="layout" svg:x1="10.044cm" svg:y1="14.905cm" svg:x2="10.388cm" svg:y2="14.905cm">
                  <text:p/>
                </draw:line>
                <draw:custom-shape draw:style-name="gr118" draw:text-style-name="P25" draw:layer="layout" svg:width="0.97cm" svg:height="0.663cm" svg:x="9.522cm" svg:y="14.751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19" draw:text-style-name="P9" draw:layer="layout" svg:width="0.775cm" svg:height="0.436cm" svg:x="9.62cm" svg:y="14.8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0" draw:text-style-name="P11" draw:layer="layout" svg:width="0.774cm" svg:height="0.299cm" svg:x="9.61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1" draw:layer="layout" svg:width="0.299cm" svg:height="0.299cm" svg:x="9.258cm" svg:y="14.496cm">
              <text:p/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0.3cm" svg:height="1.31cm" svg:x="9.257cm" svg:y="14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11" draw:layer="layout" svg:width="0.77cm" svg:height="0.32cm" svg:x="9.618cm" svg:y="15.3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32" draw:layer="layout" svg:width="0.1cm" svg:height="0.97cm" svg:x="10.452cm" svg:y="14.5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5" draw:text-style-name="P10" draw:layer="layout" svg:width="0.787cm" svg:height="0.646cm" svg:x="9.442cm" svg:y="13.489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6" draw:text-style-name="P10" draw:layer="layout" svg:width="1.155cm" svg:height="0.96cm" svg:x="9.266cm" svg:y="13.242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27" draw:text-style-name="P10" draw:layer="layout" svg:width="1.583cm" svg:height="1.385cm" svg:x="9.056cm" svg:y="12.98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7" draw:text-style-name="P28" draw:layer="layout" svg:width="0.229cm" svg:height="0.207cm" svg:x="9.721cm" svg:y="13.6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8" draw:text-style-name="P32" draw:layer="layout" svg:width="1.3cm" svg:height="0.25cm" svg:x="9.183cm" svg:y="16.241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32" draw:layer="layout" svg:width="1.3cm" svg:height="0.15cm" svg:x="9.183cm" svg:y="14.12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41" draw:layer="layout" svg:width="0.546cm" svg:height="0.546cm" svg:x="15.367cm" svg:y="9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3" draw:layer="layout" svg:width="4.238cm" svg:height="0.633cm" svg:x="4.001cm" svg:y="10.739cm">
          <draw:text-box>
            <text:p><text:span text:style-name="T7">Printer host interface</text:span></text:p>
          </draw:text-box>
        </draw:frame>
        <draw:frame draw:style-name="gr78" draw:text-style-name="P13" draw:layer="layout" svg:width="4.238cm" svg:height="1.115cm" svg:x="6.575cm" svg:y="8.131cm">
          <draw:text-box>
            <text:p><text:span text:style-name="T7"><text:s text:c="15"/></text:span><text:span text:style-name="T7">Klippy :</text:span></text:p>
            <text:p><text:span text:style-name="T7">G-code interpreter</text:span></text:p>
          </draw:text-box>
        </draw:frame>
        <draw:frame draw:style-name="gr131" draw:text-style-name="P13" draw:layer="layout" svg:width="8.24cm" svg:height="0.683cm" svg:x="1.209cm" svg:y="11.596cm">
          <draw:text-box>
            <text:p><text:span text:style-name="T7">SD card contains system and all files</text:span></text:p>
          </draw:text-box>
        </draw:frame>
        <draw:frame draw:style-name="gr78" draw:text-style-name="P13" draw:layer="layout" svg:width="4.238cm" svg:height="1.115cm" svg:x="10.001cm" svg:y="5.756cm">
          <draw:text-box>
            <text:p><text:span text:style-name="T7"><text:s text:c="6"/></text:span><text:span text:style-name="T7">Step scheduler</text:span></text:p>
            <text:p><text:span text:style-name="T7"><text:s text:c="3"/></text:span><text:span text:style-name="T7">Interface handler</text:span></text:p>
          </draw:text-box>
        </draw:frame>
        <draw:g>
          <draw:custom-shape draw:style-name="gr132" draw:text-style-name="P24" draw:layer="layout" svg:width="1.833cm" svg:height="0.786cm" svg:x="5.867cm" svg:y="9.21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3" draw:text-style-name="P34" draw:layer="layout" svg:width="0.938cm" svg:height="0.428cm" svg:x="6.078cm" svg:y="9.251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3" draw:text-style-name="P34" draw:layer="layout" svg:width="0.8cm" svg:height="0.3cm" svg:x="6.595cm" svg:y="9.464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4" draw:text-style-name="P10" draw:layer="layout" svg:width="0.8cm" svg:height="0.591cm" svg:x="7.129cm" svg:y="9.35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5" draw:text-style-name="P43" draw:layer="layout" svg:width="0.721cm" svg:height="0.477cm" svg:x="6.718cm" svg:y="9.481cm">
            <draw:text-box>
              <text:p text:style-name="P42"><text:span text:style-name="T13"><text:s text:c="6"/></text:span><text:span text:style-name="T13">&lt;xx yy&gt;</text:span></text:p>
              <text:p text:style-name="P42"><text:span text:style-name="T13"><text:s/></text:span><text:span text:style-name="T13">Xxx <text:s/>zz</text:span></text:p>
            </draw:text-box>
          </draw:frame>
          <draw:frame draw:style-name="gr136" draw:text-style-name="P43" draw:layer="layout" svg:width="0.721cm" svg:height="0.477cm" svg:x="6.26cm" svg:y="9.264cm">
            <draw:text-box>
              <text:p text:style-name="P42"><text:span text:style-name="T13"><text:s text:c="8"/></text:span><text:span text:style-name="T12">Gxx yyy</text:span></text:p>
              <text:p text:style-name="P42"><text:span text:style-name="T12"><text:s text:c="4"/></text:span><text:span text:style-name="T12">Mxxx <text:s/>zz</text:span></text:p>
              <text:p text:style-name="P42"><text:span text:style-name="T12">Gtt uu</text:span></text:p>
            </draw:text-box>
          </draw:frame>
        </draw:g>
        <draw:frame draw:style-name="gr78" draw:text-style-name="P13" draw:layer="layout" svg:width="2.173cm" svg:height="1.115cm" svg:x="7.606cm" svg:y="9.06cm">
          <draw:text-box>
            <text:p><text:span text:style-name="T7"><text:s text:c="5"/></text:span><text:span text:style-name="T7">Virtual </text:span></text:p>
            <text:p><text:span text:style-name="T7">SD card</text:span></text:p>
          </draw:text-box>
        </draw:frame>
        <draw:frame draw:style-name="gr90" draw:text-style-name="P13" draw:layer="layout" svg:width="1.949cm" svg:height="0.683cm" svg:x="4.371cm" svg:y="10.051cm">
          <draw:text-box>
            <text:p><text:span text:style-name="T7"><text:s/></text:span><text:span text:style-name="T7">G-Code</text:span></text:p>
          </draw:text-box>
        </draw:frame>
        <draw:frame draw:style-name="gr137" draw:text-style-name="P13" draw:layer="layout" svg:width="4.564cm" svg:height="3.693cm" svg:x="1.395cm" svg:y="5.542cm">
          <draw:text-box>
            <text:p><text:span text:style-name="T7">Virtual SD-card emulates </text:span></text:p>
            <text:p><text:span text:style-name="T7">a printer board SD card</text:span></text:p>
            <text:p><text:span text:style-name="T7">file reader to offload</text:span></text:p>
            <text:p><text:span text:style-name="T7">the host interface</text:span></text:p>
            <text:p><text:span text:style-name="T7">software on</text:span></text:p>
            <text:p><text:span text:style-name="T7">low performance</text:span></text:p>
            <text:p><text:span text:style-name="T7">computer board.</text:span></text:p>
          </draw:text-box>
        </draw:frame>
        <draw:path draw:style-name="gr138" draw:text-style-name="P44" draw:layer="layout" svg:width="1.752cm" svg:height="0.813cm" draw:transform="skewX (0.0010471975511966) rotate (-0.0598647933434065) translate (8.83657390100671cm 9.57514567943369cm)" svg:viewBox="0 0 1753 814" svg:d="M0 814c974-25 442-717 1753-814">
          <text:p/>
        </draw:path>
        <draw:path draw:style-name="gr138" draw:text-style-name="P44" draw:layer="layout" svg:width="0.817cm" svg:height="0.179cm" draw:transform="skewX (0.00104719755119659) rotate (-0.0598647933434065) translate (8.7971504857467cm 10.390532512332cm)" svg:viewBox="0 0 818 180" svg:d="M0 2c469-31 120 244 818 163">
          <text:p/>
        </draw:path>
        <draw:path draw:style-name="gr44" draw:text-style-name="P9" draw:layer="layout" svg:width="1.091cm" svg:height="1.092cm" draw:transform="rotate (-0.107337748997652) translate (10.2000887599252cm 11.7703483787263cm)" svg:viewBox="0 0 1092 1093" svg:d="M0 1093c127-919 1376-330 1033-1093">
          <text:p/>
        </draw:path>
        <draw:path draw:style-name="gr138" draw:text-style-name="P44" draw:layer="layout" svg:width="0.242cm" svg:height="1.011cm" draw:transform="skewX (0.00104719755119659) rotate (-0.0598647933434065) translate (5.42059800435936cm 9.17098862375203cm)" svg:viewBox="0 0 243 1012" svg:d="M0 1012c702-852-403-362 201-1012">
          <text:p/>
        </draw:path>
        <draw:path draw:style-name="gr138" draw:text-style-name="P44" draw:layer="layout" svg:width="0.598cm" svg:height="0.325cm" draw:transform="skewX (0.0010471975511966) rotate (-0.0598647933434065) translate (5.52922724979841cm 9.17149947078392cm)" svg:viewBox="0 0 599 326" svg:d="M599 312c-569 46-719-16-507-312">
          <text:p/>
        </draw:path>
        <draw:custom-shape draw:style-name="gr139" draw:text-style-name="P24" draw:layer="layout" svg:width="0.79cm" svg:height="0.399cm" svg:x="6.228cm" svg:y="6.33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140" draw:text-style-name="P45" draw:layer="layout" svg:width="3.631cm" svg:height="2.216cm" svg:x="3.529cm" svg:y="2.41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469.90572878897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41" draw:text-style-name="P19" draw:layer="layout" svg:width="2.384cm" svg:height="1.614cm" svg:x="3.674cm" svg:y="2.72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2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2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3" draw:text-style-name="P20" draw:layer="layout" svg:width="2.222cm" svg:height="1.479cm" svg:x="3.745cm" svg:y="2.8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44" draw:text-style-name="P19" draw:layer="layout" svg:width="2.357cm" svg:height="1.592cm" svg:x="3.674cm" svg:y="2.80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5" draw:text-style-name="P20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5" draw:text-style-name="P20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6" draw:text-style-name="P46" draw:layer="layout" svg:width="2.197cm" svg:height="1.461cm" svg:x="3.744cm" svg:y="2.8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7" draw:text-style-name="P47" draw:layer="layout" svg:width="0.53cm" svg:height="0.529cm" svg:x="6.346cm" svg:y="3.68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8" draw:text-style-name="P47" draw:layer="layout" svg:width="0.53cm" svg:height="0.53cm" svg:x="6.253cm" svg:y="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49" draw:text-style-name="P47" draw:layer="layout" svg:x1="6.714cm" svg:y1="4.224cm" svg:x2="6.821cm" svg:y2="4.117cm">
                <text:p/>
              </draw:line>
              <draw:line draw:style-name="gr149" draw:text-style-name="P47" draw:layer="layout" svg:x1="6.31cm" svg:y1="3.875cm" svg:x2="6.417cm" svg:y2="3.768cm">
                <text:p/>
              </draw:line>
              <draw:line draw:style-name="gr150" draw:text-style-name="P47" draw:layer="layout" svg:x1="6.714cm" svg:y1="3.902cm" svg:x2="6.821cm" svg:y2="3.795cm">
                <text:p/>
              </draw:line>
              <draw:line draw:style-name="gr150" draw:text-style-name="P47" draw:layer="layout" svg:x1="6.607cm" svg:y1="3.795cm" svg:x2="6.714cm" svg:y2="3.688cm">
                <text:p/>
              </draw:line>
              <draw:line draw:style-name="gr150" draw:text-style-name="P47" draw:layer="layout" svg:x1="6.783cm" svg:y1="4.01cm" svg:x2="6.89cm" svg:y2="3.903cm">
                <text:p/>
              </draw:line>
              <draw:line draw:style-name="gr150" draw:text-style-name="P47" draw:layer="layout" svg:x1="6.53cm" svg:y1="3.795cm" svg:x2="6.637cm" svg:y2="3.688cm">
                <text:p/>
              </draw:line>
              <draw:line draw:style-name="gr150" draw:text-style-name="P47" draw:layer="layout" svg:x1="6.68cm" svg:y1="3.834cm" svg:x2="6.787cm" svg:y2="3.727cm">
                <text:p/>
              </draw:line>
              <draw:line draw:style-name="gr150" draw:text-style-name="P47" draw:layer="layout" svg:x1="6.763cm" svg:y1="3.942cm" svg:x2="6.87cm" svg:y2="3.835cm">
                <text:p/>
              </draw:line>
              <draw:line draw:style-name="gr150" draw:text-style-name="P47" draw:layer="layout" svg:x1="6.475cm" svg:y1="3.795cm" svg:x2="6.582cm" svg:y2="3.688cm">
                <text:p/>
              </draw:line>
              <draw:line draw:style-name="gr150" draw:text-style-name="P47" draw:layer="layout" svg:x1="6.783cm" svg:y1="4.073cm" svg:x2="6.89cm" svg:y2="3.966cm">
                <text:p/>
              </draw:line>
            </draw:g>
          </draw:g>
          <draw:frame draw:style-name="gr151" draw:text-style-name="P43" draw:layer="layout" svg:width="2.438cm" svg:height="1.624cm" svg:x="3.755cm" svg:y="2.924cm">
            <draw:text-box>
              <text:p text:style-name="P42"><text:span text:style-name="T14">AbCq <text:s/>XYZ <text:s text:c="4"/>45 <text:s/></text:span></text:p>
              <text:p text:style-name="P42"><text:span text:style-name="T14">Yjk tt skk <text:s text:c="8"/>96 <text:s text:c="2"/>Opjlmjvnb, jjlk</text:span></text:p>
              <text:p><text:span text:style-name="T14">Lmmumm*u <text:s/>lop</text:span></text:p>
            </draw:text-box>
          </draw:frame>
        </draw:g>
        <draw:path draw:style-name="gr24" draw:text-style-name="P9" draw:layer="layout" svg:width="3.516cm" svg:height="0.606cm" draw:transform="skewX (0.00418879020478639) rotate (-0.0582939970166117) translate (6.97090814935022cm 5.91409226438828cm)" svg:viewBox="0 0 3517 607" svg:d="M0 607c2007-160 1941-560 3517-607">
          <text:p/>
        </draw:path>
        <draw:path draw:style-name="gr24" draw:text-style-name="P9" draw:layer="layout" svg:width="2.474cm" svg:height="1.952cm" draw:transform="skewX (0.00418879020478639) rotate (-0.0582939970166117) translate (7.06092920813115cm 4.55413539779696cm)" svg:viewBox="0 0 2475 1953" svg:d="M0 1953c2007-161 3631-2095 1400-1945">
          <text:p/>
        </draw:path>
        <draw:line draw:style-name="gr152" draw:text-style-name="P48" draw:layer="layout" svg:x1="7.684cm" svg:y1="7.525cm" svg:x2="8.691cm" svg:y2="7.552cm">
          <text:p/>
        </draw:line>
        <draw:line draw:style-name="gr152" draw:text-style-name="P48" draw:layer="layout" svg:x1="8.516cm" svg:y1="6.372cm" svg:x2="9.527cm" svg:y2="6.147cm">
          <text:p/>
        </draw:line>
        <draw:path draw:style-name="gr44" draw:text-style-name="P9" draw:layer="layout" svg:width="2.192cm" svg:height="1.563cm" draw:transform="rotate (-0.107337748997652) translate (3.46054855055448cm 8.69105224738591cm)" svg:viewBox="0 0 2193 1564" svg:d="M0 1564c752-1115 1027-1418 2193-1564">
          <text:p/>
        </draw:path>
        <draw:g>
          <draw:custom-shape draw:style-name="gr91" draw:text-style-name="P10" draw:layer="layout" svg:width="0.8cm" svg:height="0.591cm" svg:x="1.619cm" svg:y="10.25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2" draw:text-style-name="P24" draw:layer="layout" svg:width="1.833cm" svg:height="0.786cm" svg:x="1.857cm" svg:y="10.21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3" draw:text-style-name="P34" draw:layer="layout" svg:width="0.938cm" svg:height="0.428cm" svg:x="2.068cm" svg:y="10.25cm">
            <text:p text:style-name="P7"><text:span text:style-name="T12"><text:s text:c="8"/></text:span></text:p>
  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3" draw:text-style-name="P34" draw:layer="layout" svg:width="0.8cm" svg:height="0.3cm" svg:x="2.585cm" svg:y="10.463cm">
            <text:p text:style-name="P7"><text:span text:style-name="T12"><text:s text:c="5"/></text:span></text:p>
  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53" draw:text-style-name="P48" draw:layer="layout" svg:x1="5.541cm" svg:y1="9.902cm" svg:x2="5.397cm" svg:y2="10.135cm">
          <text:p/>
        </draw:line>
        <draw:line draw:style-name="gr153" draw:text-style-name="P48" draw:layer="layout" svg:x1="5.806cm" svg:y1="9.519cm" svg:x2="6.12cm" svg:y2="9.519cm">
          <text:p/>
        </draw:line>
        <draw:line draw:style-name="gr153" draw:text-style-name="P48" draw:layer="layout" svg:x1="3.586cm" svg:y1="9.948cm" svg:x2="3.378cm" svg:y2="10.136cm">
          <text:p/>
        </draw:line>
        <draw:frame draw:style-name="gr154" draw:text-style-name="P13" draw:layer="layout" svg:width="2.925cm" svg:height="0.974cm" svg:x="2.61cm" svg:y="9.356cm">
          <draw:text-box>
            <text:p><text:span text:style-name="T7">Configuration</text:span></text:p>
          </draw:text-box>
        </draw:frame>
        <draw:line draw:style-name="gr152" draw:text-style-name="P48" draw:layer="layout" svg:x1="8.248cm" svg:y1="6.228cm" svg:x2="8.883cm" svg:y2="5.904cm">
          <text:p/>
        </draw:line>
        <draw:path draw:style-name="gr155" draw:text-style-name="P44" draw:layer="layout" svg:width="1.387cm" svg:height="0.518cm" draw:transform="skewX (0.00104719755119659) rotate (-0.0598647933434065) translate (10.5405937045848cm 8.21496371976065cm)" svg:viewBox="0 0 1388 519" svg:d="M0 519c974-25 463-473 1388-519">
          <text:p/>
        </draw:path>
        <draw:custom-shape draw:style-name="gr156" draw:text-style-name="P24" draw:layer="layout" svg:width="1.47cm" svg:height="0.75cm" svg:x="11.78cm" svg:y="7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57" draw:text-style-name="P9" draw:layer="layout" svg:width="5.613cm" svg:height="0.657cm" draw:transform="skewX (-0.00122173047639602) rotate (-0.0584685299418111) translate (8.64112579305757cm 7.45455932432802cm)" svg:viewBox="0 0 5614 658" svg:d="M4420 658c3339-594-1037-792-4420-568">
          <text:p/>
        </draw:path>
        <draw:frame draw:style-name="gr158" draw:text-style-name="P33" draw:layer="layout" svg:width="3.232cm" svg:height="0.703cm" svg:x="4.56cm" svg:y="7.836cm">
          <draw:text-box>
            <text:p><text:span text:style-name="T7">Computer board</text:span></text:p>
          </draw:text-box>
        </draw:frame>
        <draw:frame draw:style-name="gr159" draw:text-style-name="P13" draw:layer="layout" svg:width="5.997cm" svg:height="4.565cm" svg:x="1.37cm" svg:y="12.408cm">
          <draw:text-box>
            <text:p><text:span text:style-name="T7">Printer firmware configuration</text:span></text:p>
            <text:p><text:span text:style-name="T7">is done by editing a file without</text:span></text:p>
            <text:p><text:span text:style-name="T7">flashing printer board.</text:span></text:p>
            <text:p><text:span text:style-name="T15"><text:s/></text:span></text:p>
            <text:p><text:span text:style-name="T7">High level G-code interpretation and thermal management is <text:s/>done in Computer board.</text:span></text:p>
            <text:p><text:span text:style-name="T15"/></text:p>
            <text:p><text:span text:style-name="T7">Printer board only execute low level step scheduling and data transfer.</text:span></text:p>
          </draw:text-box>
        </draw:frame>
        <draw:frame draw:style-name="gr160" draw:text-style-name="P13" draw:layer="layout" svg:width="5.163cm" svg:height="0.806cm" svg:x="1.361cm" svg:y="17.106cm">
          <draw:text-box>
            <text:p><text:span text:style-name="T7">MCU: Micro Controller Unit</text:span></text:p>
          </draw:text-box>
        </draw:frame>
        <draw:custom-shape draw:style-name="gr161" draw:text-style-name="P6" draw:layer="layout" svg:width="0.386cm" svg:height="0.538cm" svg:x="8.204cm" svg:y="4.2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2242.3452768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4" draw:text-style-name="P9" draw:layer="layout" svg:width="1.244cm" svg:height="0.303cm" draw:transform="skewX (0.00418879020478638) rotate (-0.0582939970166117) translate (7.16741341332912cm 3.96042502785262cm)" svg:viewBox="0 0 1245 304" svg:d="M0 39c516-9 1224-177 1245 265">
          <text:p/>
        </draw:path>
        <draw:frame draw:style-name="gr162" draw:text-style-name="P33" draw:layer="layout" svg:width="2.563cm" svg:height="0.653cm" svg:x="9.054cm" svg:y="7.25cm">
          <draw:text-box>
            <text:p><text:span text:style-name="T7">USB or serial</text:span></text:p>
          </draw:text-box>
        </draw:frame>
        <draw:g>
          <draw:line draw:style-name="gr163" draw:text-style-name="P9" draw:layer="layout" svg:x1="13.53cm" svg:y1="6.234cm" svg:x2="13.902cm" svg:y2="6.234cm">
            <text:p/>
          </draw:line>
          <draw:line draw:style-name="gr163" draw:text-style-name="P9" draw:layer="layout" svg:x1="13.901cm" svg:y1="6.039cm" svg:x2="13.901cm" svg:y2="6.234cm">
            <text:p/>
          </draw:line>
          <draw:line draw:style-name="gr163" draw:text-style-name="P9" draw:layer="layout" svg:x1="13.9cm" svg:y1="6.037cm" svg:x2="14.099cm" svg:y2="6.037cm">
            <text:p/>
          </draw:line>
          <draw:line draw:style-name="gr163" draw:text-style-name="P9" draw:layer="layout" svg:x1="14.101cm" svg:y1="6.04cm" svg:x2="14.101cm" svg:y2="6.235cm">
            <text:p/>
          </draw:line>
          <draw:line draw:style-name="gr163" draw:text-style-name="P9" draw:layer="layout" svg:x1="14.301cm" svg:y1="6.041cm" svg:x2="14.301cm" svg:y2="6.236cm">
            <text:p/>
          </draw:line>
          <draw:line draw:style-name="gr163" draw:text-style-name="P9" draw:layer="layout" svg:x1="14.601cm" svg:y1="6.042cm" svg:x2="14.601cm" svg:y2="6.237cm">
            <text:p/>
          </draw:line>
          <draw:line draw:style-name="gr163" draw:text-style-name="P9" draw:layer="layout" svg:x1="14.801cm" svg:y1="6.043cm" svg:x2="14.801cm" svg:y2="6.238cm">
            <text:p/>
          </draw:line>
          <draw:line draw:style-name="gr163" draw:text-style-name="P9" draw:layer="layout" svg:x1="14.101cm" svg:y1="6.237cm" svg:x2="14.3cm" svg:y2="6.237cm">
            <text:p/>
          </draw:line>
          <draw:line draw:style-name="gr163" draw:text-style-name="P9" draw:layer="layout" svg:x1="14.602cm" svg:y1="6.237cm" svg:x2="14.801cm" svg:y2="6.237cm">
            <text:p/>
          </draw:line>
          <draw:line draw:style-name="gr163" draw:text-style-name="P9" draw:layer="layout" svg:x1="14.303cm" svg:y1="6.037cm" svg:x2="14.602cm" svg:y2="6.037cm">
            <text:p/>
          </draw:line>
          <draw:line draw:style-name="gr163" draw:text-style-name="P9" draw:layer="layout" svg:x1="15.101cm" svg:y1="6.044cm" svg:x2="15.101cm" svg:y2="6.239cm">
            <text:p/>
          </draw:line>
          <draw:line draw:style-name="gr163" draw:text-style-name="P9" draw:layer="layout" svg:x1="14.804cm" svg:y1="6.037cm" svg:x2="15.103cm" svg:y2="6.037cm">
            <text:p/>
          </draw:line>
          <draw:line draw:style-name="gr163" draw:text-style-name="P9" draw:layer="layout" svg:x1="15.105cm" svg:y1="6.234cm" svg:x2="15.477cm" svg:y2="6.234cm">
            <text:p/>
          </draw:line>
        </draw:g>
        <draw:frame draw:style-name="gr164" draw:text-style-name="P43" draw:layer="layout" svg:width="0.763cm" svg:height="0.477cm" svg:x="6.862cm" svg:y="10.323cm">
          <draw:text-box>
            <text:p text:style-name="P42"><text:span text:style-name="T12"><text:s text:c="7"/></text:span><text:span text:style-name="T12">Jscgh yy</text:span></text:p>
            <text:p text:style-name="P42"><text:span text:style-name="T12"><text:s text:c="4"/></text:span><text:span text:style-name="T12">uxxx <text:s/>zz</text:span></text:p>
            <text:p><text:span text:style-name="T12">ott u 24v</text:span></text:p>
          </draw:text-box>
        </draw:frame>
        <draw:frame draw:style-name="gr165" draw:text-style-name="P43" draw:layer="layout" svg:width="0.627cm" svg:height="0.285cm" svg:x="7.561cm" svg:y="10.381cm">
          <draw:text-box>
            <text:p text:style-name="P42"><text:span text:style-name="T13"><text:s text:c="6"/></text:span><text:span text:style-name="T12">axx y12</text:span></text:p>
            <text:p text:style-name="P42"><text:span text:style-name="T12"><text:s/></text:span><text:span text:style-name="T12">cx15 z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1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02:52:20.171000000</meta:creation-date>
    <dc:date>2018-03-21T16:48:21.449000000</dc:date>
    <meta:editing-duration>PT15H59M35S</meta:editing-duration>
    <meta:editing-cycles>217</meta:editing-cycles>
    <meta:generator>LibreOffice/6.0.2.1$Windows_X86_64 LibreOffice_project/f7f06a8f319e4b62f9bc5095aa112a65d2f3ac89</meta:generator>
    <meta:document-statistic meta:object-count="347"/>
  </office:meta>
</office:document-meta>
</file>